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585C66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greyscale" draw:luminance="1%" draw:contrast="3%" draw:gamma="100%" draw:red="0%" draw:green="0%" draw:blue="0%" fo:clip="rect(0cm, 0cm, 0cm, 0cm)" draw:image-opacity="98%" style:mirror="none"/>
    </style:style>
    <style:style style:name="gr2" style:family="graphic" style:parent-style-name="standard">
      <style:graphic-properties draw:stroke="solid" svg:stroke-color="#ffffff" svg:stroke-opacity="50%" draw:fill="gradient" draw:fill-gradient-name="Gray_20_Gradient_20_2" draw:opacity="60%" draw:opacity-name="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21cm" svg:x="0.016cm" svg:y="0cm">
          <draw:image xlink:href="Pictures/100000000000078000000438585C6636.png" xlink:type="simple" xlink:show="embed" xlink:actuate="onLoad">
            <text:p/>
          </draw:image>
        </draw:frame>
        <draw:rect draw:style-name="gr2" draw:text-style-name="P1" draw:layer="layout" svg:width="26.416cm" svg:height="18.796cm" svg:x="0.762cm" svg:y="1.016cm" draw:corner-radius="0.5cm">
          <text:p/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ta </meta:initial-creator>
    <meta:creation-date>2024-08-17T17:16:09.64</meta:creation-date>
    <meta:editing-duration>PT35S</meta:editing-duration>
    <meta:editing-cycles>2</meta:editing-cycles>
    <dc:date>2024-08-17T17:31:56.92</dc:date>
    <dc:creator>Ita </dc:creator>
    <meta:document-statistic meta:object-count="25"/>
    <meta:generator>OpenOffice/4.1.15$Win32 OpenOffice.org_project/4115m2$Build-9813</meta:generator>
  </office:meta>
</office:document-meta>
</file>